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99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Skill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Chapter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Skill Group</text:p>
          </table:table-cell>
          <table:table-cell/>
          <table:table-cell table:style-name="ce4" office:value-type="string" calcext:value-type="string">
            <text:p>con</text:p>
          </table:table-cell>
          <table:table-cell/>
          <table:table-cell table:style-name="ce1" office:value-type="string" calcext:value-type="string">
            <text:p>Chapter Characteristic Bonus</text:p>
          </table:table-cell>
          <table:table-cell/>
          <table:table-cell table:style-name="ce4" office:value-type="string" calcext:value-type="string">
            <text:p>con</text:p>
          </table:table-cell>
          <table:table-cell/>
          <table:table-cell table:style-name="ce1" office:value-type="string" calcext:value-type="string">
            <text:p>Prerequisite Skill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7"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olo Mode Abi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Group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stic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ttack Pattern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Group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efensive Stanc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Skill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imarch's Curse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rerequisite Talent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lent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9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Psychic Power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1" office:value-type="string" calcext:value-type="string">
            <text:p>Trait Group</text:p>
          </table:table-cell>
          <table:table-cell/>
          <table:table-cell table:style-name="ce4" office:value-type="string" calcext:value-type="string">
            <text:p>con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Trai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FID Group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Talent</text:p>
          </table:table-cell>
          <table:table-cell/>
          <table:table-cell table:style-name="ce4" office:value-type="string" calcext:value-type="string">
            <text:p>con</text:p>
          </table:table-cell>
          <table:table-cell/>
          <table:table-cell table:style-name="ce1" office:value-type="string" calcext:value-type="string">
            <text:p>Prerequisite Characteristic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t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Advances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oppos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Rang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6" office:value-type="string" calcext:value-type="string">
            <text:p>Skill FID</text:p>
          </table:table-cell>
          <table:table-cell table:style-name="ce6"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Defect Chapter Implant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rimarch's Curse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PR Multiplie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6" office:value-type="string" calcext:value-type="string">
            <text:p>Skill Maste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Talent Prerequisites</text:p>
          </table:table-cell>
          <table:table-cell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6"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mpla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6"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office:value-type="string" calcext:value-type="string">
            <text:p>Prerequisite Talent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Range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8" office:value-type="string" calcext:value-type="string">
            <text:p>Restricted Chapter Speciality</text:p>
          </table:table-cell>
          <table:table-cell table:style-name="ce5"/>
          <table:table-cell table:style-name="ce10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haracteristic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Advances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9" office:value-type="string" calcext:value-type="string">
            <text:p>Chapter FID</text:p>
          </table:table-cell>
          <table:table-cell table:style-name="ce5" office:value-type="string" calcext:value-type="string">
            <text:p>FID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Skill Prerequisit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9" office:value-type="string" calcext:value-type="string">
            <text:p>Speciality FID</text:p>
          </table:table-cell>
          <table:table-cell table:style-name="ce5" office:value-type="string" calcext:value-type="string">
            <text:p>FID</text:p>
          </table:table-cell>
          <table:table-cell table:style-name="ce5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diu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5" table:number-columns-repeated="3"/>
          <table:table-cell/>
          <table:table-cell office:value-type="string" calcext:value-type="string">
            <text:p>Prerequisite Skill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quad Mode Ability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alent Characteristic Prerequisit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9"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alent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</text:p>
          </table:table-cell>
          <table:table-cell/>
          <table:table-cell table:style-name="ce4" office:value-type="string" calcext:value-type="string">
            <text:p>res</text:p>
          </table:table-cell>
          <table:table-cell office:value-type="string" calcext:value-type="string">
            <text:p>metre etc.</text:p>
          </table:table-cell>
          <table:table-cell table:style-name="ce1" office:value-type="string" calcext:value-type="string">
            <text:p>Chapter Skill Advanc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Prerequisite Characteristic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x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stricted Advanced Speciality Speciality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Psychic P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stain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hapterSkAd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/>
          <table:table-cell/>
          <table:table-cell table:style-name="ce4"/>
          <table:table-cell/>
          <table:table-cell table:style-name="ce1" office:value-type="string" calcext:value-type="string">
            <text:p>Chapter Talent Advanc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5"/>
          <table:table-cell office:value-type="string" calcext:value-type="string">
            <text:p>ChTaAdv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Special Ability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Restricted Advanced Speciality Chapter</text:p>
          </table:table-cell>
          <table:table-cell/>
          <table:table-cell table:style-name="ce4" office:value-type="string" calcext:value-type="string">
            <text:p>con</text:p>
          </table:table-cell>
          <table:table-cell/>
          <table:table-cell office:value-type="string" calcext:value-type="string">
            <text:p>SpSkAdv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olo Mode Ability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6" office:value-type="string" calcext:value-type="string">
            <text:p>Chapter FID</text:p>
          </table:table-cell>
          <table:table-cell table:style-name="ce6" office:value-type="string" calcext:value-type="string">
            <text:p>FID</text:p>
          </table:table-cell>
          <table:table-cell table:style-name="ce6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dvanced 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Skill Advanc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10"/>
          <table:table-cell office:value-type="string" calcext:value-type="string">
            <text:p>Equipment</text:p>
          </table:table-cell>
          <table:table-cell/>
        </table:table-row>
        <table:table-row table:style-name="ro1">
          <table:table-cell office:value-type="string" calcext:value-type="string">
            <text:p>Codex</text:p>
          </table:table-cell>
          <table:table-cell table:style-name="ce3"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Skill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1"/>
          <table:table-cell office:value-type="string" calcext:value-type="string">
            <text:p>ID (ID)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ace Marine Implants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1"/>
          <table:table-cell office:value-type="string" calcext:value-type="string">
            <text:p>Name (String)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ctive/passiv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peciality Talent Advances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11"/>
          <table:table-cell office:value-type="string" calcext:value-type="string">
            <text:p>Type (EquipmentType FID)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5"/>
          <table:table-cell table:style-name="ce2" office:value-type="string" calcext:value-type="string">
            <text:p>Talent Advances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Time</text:p>
          </table:table-cell>
          <table:table-cell/>
          <table:table-cell table:style-name="ce4" office:value-type="string" calcext:value-type="string">
            <text:p>res</text:p>
          </table:table-cell>
          <table:table-cell/>
          <table:table-cell office:value-type="string" calcext:value-type="string">
            <text:p>Speciality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Implant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Chapter Power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sychic Pow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3"/>
          <table:table-cell table:style-name="ce1" office:value-type="string" calcext:value-type="string">
            <text:p>Charact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apte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5"/>
          <table:table-cell office:value-type="string" calcext:value-type="string">
            <text:p>ID</text:p>
          </table:table-cell>
        </table:table-row>
        <table:table-row table:style-name="ro1">
          <table:table-cell table:style-name="ce1" office:value-type="string" calcext:value-type="string">
            <text:p>Descriptor</text:p>
          </table:table-cell>
          <table:table-cell/>
          <table:table-cell table:style-name="ce4" office:value-type="string" calcext:value-type="string">
            <text:p>res</text:p>
          </table:table-cell>
          <table:table-cell table:number-columns-repeated="19"/>
          <table:table-cell office:value-type="string" calcext:value-type="string">
            <text:p>String</text:p>
          </table:table-cell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T NULL</text:p>
          </table:table-cell>
          <table:table-cell/>
          <table:table-cell table:style-name="ce1" office:value-type="string" calcext:value-type="string">
            <text:p>Skill Descriptor</text:p>
          </table:table-cell>
          <table:table-cell/>
          <table:table-cell table:style-name="ce4" office:value-type="string" calcext:value-type="string">
            <text:p>c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Skill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4"/>
          <table:table-cell office:value-type="string" calcext:value-type="string">
            <text:p>Weapon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criptor FID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NOT NULL</text:p>
          </table:table-cell>
          <table:table-cell table:number-columns-repeated="14"/>
          <table:table-cell office:value-type="string" calcext:value-type="string">
            <text:p>Ballistic Skill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trength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oughnes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gili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Willpower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ellowship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Wound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Fat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Corruption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Chapte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peciality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Advanced Specia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ale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kill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Solo Mode Abilitie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Implants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1"/>
          <table:table-cell office:value-type="string" calcext:value-type="string">
            <text:p>Demeanour</text:p>
          </table:table-cell>
          <table:table-cell office:value-type="string" calcext:value-type="string">
            <text:p>FID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History</text:p>
          </table:table-cell>
          <table:table-cell office:value-type="string" calcext:value-type="string">
            <text:p>FID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0"/>
          <table:table-cell table:style-name="ce1" office:value-type="string" calcext:value-type="string">
            <text:p>Specia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ID (ID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Name (String)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0"/>
          <table:table-cell office:value-type="string" calcext:value-type="string">
            <text:p>Skill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pecial Ability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Talents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tarting Equipme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 style:data-style-name="N2" text:time-value="19:44:51.007423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2:31:42.067324105</meta:creation-date>
    <dc:date>2015-11-08T20:07:24.728057530</dc:date>
    <meta:editing-duration>PT4H47M34S</meta:editing-duration>
    <meta:editing-cycles>107</meta:editing-cycles>
    <meta:generator>LibreOffice/4.2.8.2$Linux_X86_64 LibreOffice_project/420m0$Build-2</meta:generator>
    <meta:document-statistic meta:table-count="1" meta:cell-count="503" meta:object-count="0"/>
  </office:meta>
</office:document-meta>
</file>